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7042in" fo:margin-left="-0.0063in" table:align="left"/>
    </style:style>
    <style:style style:name="Table1.A" style:family="table-column">
      <style:table-column-properties style:column-width="0.7514in"/>
    </style:style>
    <style:style style:name="Table1.B" style:family="table-column">
      <style:table-column-properties style:column-width="0.7444in"/>
    </style:style>
    <style:style style:name="Table1.C" style:family="table-column">
      <style:table-column-properties style:column-width="0.7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6a23" officeooo:paragraph-rsid="00146a23"/>
    </style:style>
    <style:style style:name="P2" style:family="paragraph" style:parent-style-name="Standard">
      <style:text-properties officeooo:rsid="0014b8ee" officeooo:paragraph-rsid="0014b8ee"/>
    </style:style>
    <style:style style:name="P3" style:family="paragraph" style:parent-style-name="Text_20_body">
      <style:text-properties officeooo:rsid="0014b8ee" officeooo:paragraph-rsid="0014b8ee"/>
    </style:style>
    <style:style style:name="P4" style:family="paragraph" style:parent-style-name="Table_20_Contents">
      <style:paragraph-properties fo:text-align="center" style:justify-single-word="false"/>
      <style:text-properties fo:color="#81d41a" officeooo:rsid="00146a23" officeooo:paragraph-rsid="00146a23"/>
    </style:style>
    <style:style style:name="P5" style:family="paragraph" style:parent-style-name="Table_20_Contents">
      <style:paragraph-properties fo:text-align="center" style:justify-single-word="false"/>
      <style:text-properties fo:color="#ff0000" officeooo:rsid="00146a23" officeooo:paragraph-rsid="00146a23"/>
    </style:style>
    <style:style style:name="P6" style:family="paragraph" style:parent-style-name="Table_20_Contents">
      <style:paragraph-properties fo:text-align="center" style:justify-single-word="false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5eb91e"/>
    </style:style>
    <style:style style:name="T3" style:family="text">
      <style:text-properties fo:color="#81d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empio</text:p>
      <text:p text:style-name="P3"><text:span text:style-name="T1">10</text:span> = 1+0 = <text:span text:style-name="T2">1</text:span></text:p>
      <text:p text:style-name="P3"><text:span text:style-name="T1">12</text:span> = 1+2 = <text:span text:style-name="T2">3</text:span></text:p>
      <text:p text:style-name="P3"><text:span text:style-name="T1">19</text:span> = 1+9 = <text:span text:style-name="T1">10</text:span> = 1+0 = <text:span text:style-name="T2">1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I1" office:value-type="string">
            <text:p text:style-name="P4">9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17</text:p>
          </table:table-cell>
          <table:table-cell table:style-name="Table1.I2" office:value-type="string">
            <text:p text:style-name="P5">18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5">26</text:p>
          </table:table-cell>
          <table:table-cell table:style-name="Table1.I2" office:value-type="string">
            <text:p text:style-name="P5">27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5">35</text:p>
          </table:table-cell>
          <table:table-cell table:style-name="Table1.I2" office:value-type="string">
            <text:p text:style-name="P5">36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5">44</text:p>
          </table:table-cell>
          <table:table-cell table:style-name="Table1.I2" office:value-type="string">
            <text:p text:style-name="P5">45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6">...</text:p>
          </table:table-cell>
          <table:table-cell table:style-name="Table1.A2" office:value-type="string">
            <text:p text:style-name="P6">...</text:p>
          </table:table-cell>
          <table:table-cell table:style-name="Table1.I2" office:value-type="string">
            <text:p text:style-name="P6">...</text:p>
          </table:table-cell>
        </table:table-row>
      </table:table>
      <text:p text:style-name="P1"/>
      <text:p text:style-name="P1"/>
      <text:p text:style-name="P2">Quindi</text:p>
      <text:p text:style-name="P2"/>
      <text:p text:style-name="P2">dr(0) = <text:span text:style-name="T3">0</text:span></text:p>
      <text:p text:style-name="P2">dr(n) =<text:span text:style-name="T3"> 9</text:span>, n = 0 mod 9</text:p>
      <text:p text:style-name="P2">dr(n) = <text:span text:style-name="T3">n</text:span> mod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16:28.223671014</meta:creation-date>
    <dc:date>2019-09-06T17:31:36.421994312</dc:date>
    <meta:editing-duration>PT15M8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1" meta:paragraph-count="62" meta:word-count="91" meta:character-count="208" meta:non-whitespace-character-count="179"/>
  </office:meta>
</office:document-meta>
</file>